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9933"/>
    </style:style>
    <style:style style:name="ce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/>
          <table:table-cell table:style-name="Default" office:value-type="string" calcext:value-type="string">
            <text:p>Old</text:p>
          </table:table-cell>
          <table:table-cell table:style-name="Default"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expdisk</text:p>
          </table:table-cell>
          <table:table-cell office:value-type="float" office:value="40.0739262104034" calcext:value-type="float">
            <text:p>40.0739262104034</text:p>
          </table:table-cell>
          <table:table-cell office:value-type="float" office:value="43.6894428730011" calcext:value-type="float">
            <text:p>43.6894428730011</text:p>
          </table:table-cell>
        </table:table-row>
        <table:table-row table:style-name="ro1">
          <table:table-cell office:value-type="string" calcext:value-type="string">
            <text:p>gasgrav</text:p>
          </table:table-cell>
          <table:table-cell office:value-type="float" office:value="74.3561384677887" calcext:value-type="float">
            <text:p>74.3561384677887</text:p>
          </table:table-cell>
          <table:table-cell office:value-type="float" office:value="74.4094862937927" calcext:value-type="float">
            <text:p>74.4094862937927</text:p>
          </table:table-cell>
        </table:table-row>
        <table:table-row table:style-name="ro1">
          <table:table-cell office:value-type="string" calcext:value-type="string">
            <text:p>ngc4324</text:p>
          </table:table-cell>
          <table:table-cell office:value-type="float" office:value="26.5425691604614" calcext:value-type="float">
            <text:p>26.5425691604614</text:p>
          </table:table-cell>
          <table:table-cell office:value-type="float" office:value="30.9485528469086" calcext:value-type="float">
            <text:p>30.9485528469086</text:p>
          </table:table-cell>
        </table:table-row>
        <table:table-row table:style-name="ro1">
          <table:table-cell office:value-type="string" calcext:value-type="string">
            <text:p>inclouds</text:p>
          </table:table-cell>
          <table:table-cell office:value-type="float" office:value="96.7924022674561" calcext:value-type="float">
            <text:p>96.7924022674561</text:p>
          </table:table-cell>
          <table:table-cell office:value-type="float" office:value="102.999126195908" calcext:value-type="float">
            <text:p>102.999126195908</text:p>
          </table:table-cell>
        </table:table-row>
        <table:table-row table:style-name="ro1">
          <table:table-cell office:value-type="string" calcext:value-type="string">
            <text:p>inc_spiral</text:p>
          </table:table-cell>
          <table:table-cell office:value-type="float" office:value="13.8597719669342" calcext:value-type="float">
            <text:p>13.8597719669342</text:p>
          </table:table-cell>
          <table:table-cell office:value-type="float" office:value="14.279079914093" calcext:value-type="float">
            <text:p>14.279079914093</text:p>
          </table:table-cell>
        </table:table-row>
        <table:table-row table:style-name="ro1">
          <table:table-cell office:value-type="string" calcext:value-type="string">
            <text:p>infits</text:p>
          </table:table-cell>
          <table:table-cell office:value-type="float" office:value="14.4446687698364" calcext:value-type="float">
            <text:p>14.4446687698364</text:p>
          </table:table-cell>
          <table:table-cell office:value-type="float" office:value="14.5923285484314" calcext:value-type="float">
            <text:p>14.5923285484314</text:p>
          </table:table-cell>
        </table:table-row>
        <table:table-row table:style-name="ro1">
          <table:table-cell office:value-type="string" calcext:value-type="string">
            <text:p>veldisp</text:p>
          </table:table-cell>
          <table:table-cell office:value-type="float" office:value="49.8311500549316" calcext:value-type="float">
            <text:p>49.8311500549316</text:p>
          </table:table-cell>
          <table:table-cell office:value-type="float" office:value="53.3217785358429" calcext:value-type="float">
            <text:p>53.3217785358429</text:p>
          </table:table-cell>
        </table:table-row>
        <table:table-row table:style-name="ro1">
          <table:table-cell office:value-type="string" calcext:value-type="string">
            <text:p>diskthick</text:p>
          </table:table-cell>
          <table:table-cell table:style-name="ce2" office:value-type="float" office:value="47.6169033050537" calcext:value-type="float">
            <text:p>47.6169033050537</text:p>
          </table:table-cell>
          <table:table-cell table:style-name="ce1" office:value-type="float" office:value="46.2593457698822" calcext:value-type="float">
            <text:p>46.2593457698822</text:p>
          </table:table-cell>
        </table:table-row>
        <table:table-row table:style-name="ro1">
          <table:table-cell office:value-type="string" calcext:value-type="string">
            <text:p>warp</text:p>
          </table:table-cell>
          <table:table-cell table:style-name="ce2" office:value-type="float" office:value="48.1038825511932" calcext:value-type="float">
            <text:p>48.1038825511932</text:p>
          </table:table-cell>
          <table:table-cell table:style-name="ce1" office:value-type="float" office:value="47.7434341907501" calcext:value-type="float">
            <text:p>47.7434341907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5:18:24.686322240</meta:creation-date>
    <dc:date>2019-10-25T15:31:51.574842481</dc:date>
    <meta:editing-duration>PT3M16S</meta:editing-duration>
    <meta:editing-cycles>1</meta:editing-cycles>
    <meta:document-statistic meta:table-count="1" meta:cell-count="29" meta:object-count="0"/>
    <meta:generator>LibreOffice/6.0.7.3$Linux_X86_64 LibreOffice_project/00m0$Build-3</meta:generator>
  </office:meta>
</office:document-meta>
</file>